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mport java.io.IOException;</text:p>
      <text:p text:style-name="Preformatted_20_Text">import java.util.StringTokenizer;</text:p>
      <text:p text:style-name="Preformatted_20_Text"/>
      <text:p text:style-name="Preformatted_20_Text">import org.apache.hadoop.conf.Configuration;</text:p>
      <text:p text:style-name="Preformatted_20_Text">import org.apache.hadoop.fs.Path;</text:p>
      <text:p text:style-name="Preformatted_20_Text">import org.apache.hadoop.io.IntWritable;</text:p>
      <text:p text:style-name="Preformatted_20_Text">import org.apache.hadoop.io.Text;</text:p>
      <text:p text:style-name="Preformatted_20_Text">import org.apache.hadoop.mapreduce.Job;</text:p>
      <text:p text:style-name="Preformatted_20_Text">import org.apache.hadoop.mapreduce.Mapper;</text:p>
      <text:p text:style-name="Preformatted_20_Text">import org.apache.hadoop.mapreduce.Reducer;</text:p>
      <text:p text:style-name="Preformatted_20_Text">import org.apache.hadoop.mapreduce.lib.input.FileInputFormat;</text:p>
      <text:p text:style-name="Preformatted_20_Text">import org.apache.hadoop.mapreduce.lib.output.FileOutputFormat;</text:p>
      <text:p text:style-name="Preformatted_20_Text"/>
      <text:p text:style-name="Preformatted_20_Text">public class WordCount {</text:p>
      <text:p text:style-name="Preformatted_20_Text"/>
      <text:p text:style-name="Preformatted_20_Text"><text:s text:c="2"/>public static class TokenizerMapper</text:p>
      <text:p text:style-name="Preformatted_20_Text"><text:s text:c="7"/>extends Mapper&lt;Object, Text, Text, IntWritable&gt;{</text:p>
      <text:p text:style-name="Preformatted_20_Text"/>
      <text:p text:style-name="Preformatted_20_Text"><text:s text:c="4"/>private final static IntWritable one = new IntWritable(1);</text:p>
      <text:p text:style-name="Preformatted_20_Text"><text:s text:c="4"/>private Text word = new Text();</text:p>
      <text:p text:style-name="Preformatted_20_Text"/>
      <text:p text:style-name="Preformatted_20_Text"><text:s text:c="4"/>public void map(Object key, Text value, Context context</text:p>
      <text:p text:style-name="Preformatted_20_Text"><text:s text:c="20"/>) throws IOException, InterruptedException {</text:p>
      <text:p text:style-name="Preformatted_20_Text"><text:s text:c="6"/>StringTokenizer itr = new StringTokenizer(value.toString());</text:p>
      <text:p text:style-name="Preformatted_20_Text"><text:s text:c="6"/>while (itr.hasMoreTokens()) {</text:p>
      <text:p text:style-name="Preformatted_20_Text"><text:s text:c="8"/>word.set(itr.nextToken());</text:p>
      <text:p text:style-name="Preformatted_20_Text"><text:s text:c="8"/>context.write(word, one);</text:p>
      <text:p text:style-name="Preformatted_20_Text"><text:s text:c="6"/>}</text:p>
      <text:p text:style-name="Preformatted_20_Text"><text:s text:c="4"/>}</text:p>
      <text:p text:style-name="Preformatted_20_Text"><text:s text:c="2"/>}</text:p>
      <text:p text:style-name="Preformatted_20_Text"/>
      <text:p text:style-name="Preformatted_20_Text"><text:s text:c="2"/>public static class IntSumReducer</text:p>
      <text:p text:style-name="Preformatted_20_Text"><text:s text:c="7"/>extends Reducer&lt;Text,IntWritable,Text,IntWritable&gt; {</text:p>
      <text:p text:style-name="Preformatted_20_Text"><text:s text:c="4"/>private IntWritable result = new IntWritable();</text:p>
      <text:p text:style-name="Preformatted_20_Text"/>
      <text:p text:style-name="Preformatted_20_Text"><text:s text:c="4"/>public void reduce(Text key, Iterable&lt;IntWritable&gt; values,</text:p>
      <text:p text:style-name="Preformatted_20_Text"><text:s text:c="23"/>Context context</text:p>
      <text:p text:style-name="Preformatted_20_Text"><text:s text:c="23"/>) throws IOException, InterruptedException {</text:p>
      <text:p text:style-name="Preformatted_20_Text"><text:s text:c="6"/>int sum = 0;</text:p>
      <text:p text:style-name="Preformatted_20_Text"><text:s text:c="6"/>for (IntWritable val : values) {</text:p>
      <text:p text:style-name="Preformatted_20_Text"><text:s text:c="8"/>sum += val.get();</text:p>
      <text:p text:style-name="Preformatted_20_Text"><text:s text:c="6"/>}</text:p>
      <text:p text:style-name="Preformatted_20_Text"><text:s text:c="6"/>result.set(sum);</text:p>
      <text:p text:style-name="Preformatted_20_Text"><text:s text:c="6"/>context.write(key, result);</text:p>
      <text:p text:style-name="Preformatted_20_Text"><text:s text:c="4"/>}</text:p>
      <text:p text:style-name="Preformatted_20_Text"><text:s text:c="2"/>}</text:p>
      <text:p text:style-name="Preformatted_20_Text"/>
      <text:p text:style-name="Preformatted_20_Text"><text:s text:c="2"/>public static void main(String[] args) throws Exception {</text:p>
      <text:p text:style-name="Preformatted_20_Text"><text:s text:c="4"/>Configuration conf = new Configuration();</text:p>
      <text:p text:style-name="Preformatted_20_Text"><text:s text:c="4"/>Job job = Job.getInstance(conf, "word count");</text:p>
      <text:p text:style-name="Preformatted_20_Text"><text:s text:c="4"/>job.setJarByClass(WordCount.class);</text:p>
      <text:p text:style-name="Preformatted_20_Text"><text:s text:c="4"/>job.setMapperClass(TokenizerMapper.class);</text:p>
      <text:p text:style-name="Preformatted_20_Text"><text:s text:c="4"/>job.setCombinerClass(IntSumReducer.class);</text:p>
      <text:p text:style-name="Preformatted_20_Text"><text:s text:c="4"/>job.setReducerClass(IntSumReducer.class);</text:p>
      <text:p text:style-name="Preformatted_20_Text"><text:s text:c="4"/>job.setOutputKeyClass(Text.class);</text:p>
      <text:p text:style-name="Preformatted_20_Text"><text:s text:c="4"/>job.setOutputValueClass(IntWritable.class);</text:p>
      <text:p text:style-name="Preformatted_20_Text"><text:s text:c="4"/>FileInputFormat.addInputPath(job, new Path(args[0]));</text:p>
      <text:p text:style-name="Preformatted_20_Text"><text:s text:c="4"/>FileOutputFormat.setOutputPath(job, new Path(args[1]));</text:p>
      <text:p text:style-name="Preformatted_20_Text"><text:s text:c="4"/>System.exit(job.waitForCompletion(true) ? 0 : 1);</text:p>
      <text:p text:style-name="Preformatted_20_Text"><text:s text:c="2"/>}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3T10:46:14.542202029</meta:creation-date>
    <dc:date>2024-04-03T10:46:36.535815215</dc:date>
    <meta:editing-duration>PT23S</meta:editing-duration>
    <meta:editing-cycles>1</meta:editing-cycles>
    <meta:document-statistic meta:table-count="0" meta:image-count="0" meta:object-count="0" meta:page-count="1" meta:paragraph-count="53" meta:word-count="159" meta:character-count="2028" meta:non-whitespace-character-count="1686"/>
    <meta:generator>LibreOffice/5.1.6.2$Linux_X86_64 LibreOffice_project/10m0$Build-2</meta:generator>
  </office:meta>
</office:document-meta>
</file>